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2pt"/>
    </style:style>
    <style:style style:name="co3" style:family="table-column">
      <style:table-column-properties fo:break-before="auto" style:column-width="43.09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87.76pt"/>
    </style:style>
    <style:style style:name="co6" style:family="table-column">
      <style:table-column-properties fo:break-before="auto" style:column-width="90.91pt"/>
    </style:style>
    <style:style style:name="co7" style:family="table-column">
      <style:table-column-properties fo:break-before="auto" style:column-width="110.44pt"/>
    </style:style>
    <style:style style:name="co8" style:family="table-column">
      <style:table-column-properties fo:break-before="auto" style:column-width="106.55pt"/>
    </style:style>
    <style:style style:name="co9" style:family="table-column">
      <style:table-column-properties fo:break-before="auto" style:column-width="79.91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35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19.11pt"/>
    </style:style>
    <style:style style:name="co14" style:family="table-column">
      <style:table-column-properties fo:break-before="auto" style:column-width="159.85pt"/>
    </style:style>
    <style:style style:name="co15" style:family="table-column">
      <style:table-column-properties fo:break-before="auto" style:column-width="90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9.7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6" style:family="table-cell" style:parent-style-name="Default" style:data-style-name="N125">
      <style:table-cell-properties fo:background-color="transparent" fo:border="0.06pt solid #000000"/>
    </style:style>
    <style:style style:name="ce7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11" style:family="table-cell" style:parent-style-name="Default" style:data-style-name="N130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2" style:family="table-cell" style:parent-style-name="Default" style:data-style-name="N128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5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 style:data-style-name="N60">
      <style:table-cell-properties fo:background-color="transparent"/>
    </style:style>
    <style:style style:name="ce19" style:family="table-cell" style:parent-style-name="Default">
      <style:table-cell-properties fo:background-color="transparent" fo:wrap-option="wrap"/>
    </style:style>
    <style:style style:name="ce20" style:family="table-cell" style:parent-style-name="Default" style:data-style-name="N127">
      <style:table-cell-properties fo:background-color="transparent"/>
    </style:style>
    <style:style style:name="ce21" style:family="table-cell" style:parent-style-name="Default" style:data-style-name="N2">
      <style:table-cell-properties fo:background-color="transparent"/>
    </style:style>
    <style:style style:name="ce22" style:family="table-cell" style:parent-style-name="Default" style:data-style-name="N125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56.09pt" svg:height="435.2pt" svg:x="53.74pt" svg:y="494.73pt">
            <draw:object draw:notify-on-update-of-ranges="Sheet1.E6:Sheet1.E27 Sheet1.G6:Sheet1.G27 Sheet1.E6:Sheet1.E27 Sheet1.AA6:Sheet1.AA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3.34pt" svg:height="346.76pt" svg:x="2311.31pt" svg:y="480.16pt">
            <draw:object draw:notify-on-update-of-ranges="Sheet1.Y13:Sheet1.Y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8" table:default-cell-style-name="Default"/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" table:number-columns-repeated="997" table:default-cell-style-name="ce1"/>
        <table:table-row table:style-name="ro1">
          <table:table-cell office:value-type="string" calcext:value-type="string">
            <text:p>Characterization of FreqCount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32.768 kHz 4060 circuit was built. Different outputs were measured. It is assumed that the different outputs are related to each other by EXACTLY powers of 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itionally, a 4040 was connected to the output of the 4060 to measure lower frequencies (that should also be related by EXACTLY powers of 2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Expected Frequency (Hz)</text:p>
          </table:table-cell>
          <table:table-cell table:style-name="ce2" office:value-type="string" calcext:value-type="string">
            <text:p>Pin #</text:p>
          </table:table-cell>
          <table:table-cell table:style-name="ce2" office:value-type="string" calcext:value-type="string">
            <text:p>Measured Freq (Hz)</text:p>
          </table:table-cell>
          <table:table-cell table:style-name="ce2" office:value-type="string" calcext:value-type="string">
            <text:p>Log Freq</text:p>
          </table:table-cell>
          <table:table-cell table:style-name="ce2" office:value-type="string" calcext:value-type="string">
            <text:p>Freq Diff (Hz)</text:p>
          </table:table-cell>
          <table:table-cell table:style-name="ce2" office:value-type="string" calcext:value-type="string">
            <text:p>Freq Error (ppm)</text:p>
          </table:table-cell>
          <table:table-cell table:style-name="ce8"/>
          <table:table-cell table:style-name="ce2" office:value-type="string" calcext:value-type="string">
            <text:p>Expected Period (s)</text:p>
          </table:table-cell>
          <table:table-cell table:style-name="ce2" office:value-type="string" calcext:value-type="string">
            <text:p>Measured Period (s)</text:p>
          </table:table-cell>
          <table:table-cell table:style-name="ce2" office:value-type="string" calcext:value-type="string">
            <text:p>Log Period</text:p>
          </table:table-cell>
          <table:table-cell table:style-name="ce2" office:value-type="string" calcext:value-type="string">
            <text:p>Period Diff (s)</text:p>
          </table:table-cell>
          <table:table-cell table:style-name="ce2" office:value-type="string" calcext:value-type="string">
            <text:p>Period Diff (µs)</text:p>
          </table:table-cell>
          <table:table-cell table:style-name="ce2" office:value-type="string" calcext:value-type="string">
            <text:p>Period Error (ppm)</text:p>
          </table:table-cell>
          <table:table-cell table:style-name="ce2" office:value-type="string" calcext:value-type="string">
            <text:p>Measurement Period (s)</text:p>
          </table:table-cell>
          <table:table-cell table:style-name="ce2" office:value-type="string" calcext:value-type="string">
            <text:p>Actual Period (known based on the ppm calculation done for low frequencies)</text:p>
          </table:table-cell>
          <table:table-cell table:style-name="ce2" office:value-type="string" calcext:value-type="string">
            <text:p>Actual Frequency (known based on the ppm calculation done for low frequencies)</text:p>
          </table:table-cell>
          <table:table-cell table:style-name="ce2" office:value-type="string" calcext:value-type="string">
            <text:p>Difference between actual period and Measurement Period (µs)</text:p>
          </table:table-cell>
          <table:table-cell table:style-name="ce16"/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Original Frequency Measurements (Hz)</text:p>
          </table:table-cell>
          <table:table-cell table:style-name="ce4" office:value-type="string" calcext:value-type="string">
            <text:p>Period Measurements AFTER compensation (Hz)</text:p>
          </table:table-cell>
          <table:table-cell table:style-name="ce4" office:value-type="string" calcext:value-type="string">
            <text:p>Ratio of Frequencies</text:p>
          </table:table-cell>
          <table:table-cell table:style-name="ce4" office:value-type="string" calcext:value-type="string">
            <text:p>Frequency Measurements AFTER compensation (Hz)</text:p>
          </table:table-cell>
          <table:table-cell table:style-name="ce16" office:value-type="string" calcext:value-type="string">
            <text:p>Frequency Error (ppm) AFTER compensation</text:p>
          </table:table-cell>
          <table:table-cell table:style-name="ce4" office:value-type="string" calcext:value-type="string">
            <text:p>Log Frequency AFTER compensation</text:p>
          </table:table-cell>
          <table:table-cell table:style-name="ce4"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7]/2" office:value-type="float" office:value="0.00048828125" calcext:value-type="float">
            <text:p>0.0004882813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1/[.J6]" office:value-type="string" office:string-value="" calcext:value-type="error">
            <text:p>#DIV/0!</text:p>
          </table:table-cell>
          <table:table-cell table:style-name="ce6" table:formula="of:=LOG([.D6];10)" office:value-type="string" office:string-value="" calcext:value-type="error">
            <text:p>#DIV/0!</text:p>
          </table:table-cell>
          <table:table-cell table:style-name="ce5" table:formula="of:=[.D6]-[.B6]" office:value-type="string" office:string-value="" calcext:value-type="error">
            <text:p>#DIV/0!</text:p>
          </table:table-cell>
          <table:table-cell table:style-name="ce7" table:formula="of:=([.D6]/[.B6]-1)*1000000" office:value-type="string" office:string-value="" calcext:value-type="error">
            <text:p>#DIV/0!</text:p>
          </table:table-cell>
          <table:table-cell table:style-name="ce9"/>
          <table:table-cell table:style-name="ce5" table:formula="of:=1/[.B6]" office:value-type="float" office:value="2048" calcext:value-type="float">
            <text:p>2048</text:p>
          </table:table-cell>
          <table:table-cell table:style-name="ce5"/>
          <table:table-cell table:style-name="ce5" table:formula="of:=LOG([.J6];10)" office:value-type="string" office:string-value="" calcext:value-type="error">
            <text:p>Err:502</text:p>
          </table:table-cell>
          <table:table-cell table:style-name="ce5" table:formula="of:=[.J6]-[.I6]" office:value-type="float" office:value="-2048" calcext:value-type="float">
            <text:p>-2048</text:p>
          </table:table-cell>
          <table:table-cell table:style-name="ce11" table:formula="of:=[.L6]*1000000" office:value-type="float" office:value="-2048000000" calcext:value-type="float">
            <text:p>-2048000000.000000000000</text:p>
          </table:table-cell>
          <table:table-cell table:style-name="ce7" table:formula="of:=[.L6]*1000000/[.I6]" office:value-type="float" office:value="-1000000" calcext:value-type="float">
            <text:p>-1000000.000</text:p>
          </table:table-cell>
          <table:table-cell table:style-name="ce14" table:number-columns-repeated="4"/>
          <table:table-cell table:number-columns-repeated="2"/>
          <table:table-cell table:style-name="Default"/>
          <table:table-cell table:number-columns-repeated="4"/>
          <table:table-cell table:formula="of:=1/[.X6]" office:value-type="string" office:string-value="" calcext:value-type="error">
            <text:p>#DIV/0!</text:p>
          </table:table-cell>
          <table:table-cell table:formula="of:=1000000*([.Z6]/[.B6]-1)" office:value-type="string" office:string-value="" calcext:value-type="error">
            <text:p>#DIV/0!</text:p>
          </table:table-cell>
          <table:table-cell table:formula="of:=LOG([.Z6];10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8]/2" office:value-type="float" office:value="0.0009765625" calcext:value-type="float">
            <text:p>0.0009765625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formula="of:=1/[.J7]" office:value-type="float" office:value="0.000976572036836297" calcext:value-type="float">
            <text:p>0.000976572</text:p>
          </table:table-cell>
          <table:table-cell table:style-name="ce6" table:formula="of:=LOG([.D7];10)" office:value-type="float" office:value="-3.01029571546205" calcext:value-type="float">
            <text:p>-3.01030</text:p>
          </table:table-cell>
          <table:table-cell table:style-name="ce5" table:formula="of:=[.D7]-[.B7]" office:value-type="float" office:value="0.00000000953683629723728" calcext:value-type="float">
            <text:p>9.53683629723728E-009</text:p>
          </table:table-cell>
          <table:table-cell table:style-name="ce7" table:formula="of:=([.D7]/[.B7]-1)*1000000" office:value-type="float" office:value="9.76572036814893" calcext:value-type="float">
            <text:p>9.766</text:p>
          </table:table-cell>
          <table:table-cell table:style-name="ce9"/>
          <table:table-cell table:style-name="ce5" table:formula="of:=1/[.B7]" office:value-type="float" office:value="1024" calcext:value-type="float">
            <text:p>1024</text:p>
          </table:table-cell>
          <table:table-cell table:style-name="ce5" office:value-type="float" office:value="1023.99" calcext:value-type="float">
            <text:p>1023.99</text:p>
          </table:table-cell>
          <table:table-cell table:style-name="ce5" table:formula="of:=LOG([.J7];10)" office:value-type="float" office:value="3.01029571546205" calcext:value-type="float">
            <text:p>3.0102957155</text:p>
          </table:table-cell>
          <table:table-cell table:style-name="ce5" table:formula="of:=[.J7]-[.I7]" office:value-type="float" office:value="-0.00999999999999091" calcext:value-type="float">
            <text:p>-0.01</text:p>
          </table:table-cell>
          <table:table-cell table:style-name="ce11" table:formula="of:=[.L7]*1000000" office:value-type="float" office:value="-9999.99999999091" calcext:value-type="float">
            <text:p>-9999.999999990910</text:p>
          </table:table-cell>
          <table:table-cell table:style-name="ce7" table:formula="of:=[.L7]*1000000/[.I7]" office:value-type="float" office:value="-9.76562499999112" calcext:value-type="float">
            <text:p>-9.766</text:p>
          </table:table-cell>
          <table:table-cell table:style-name="ce14" table:number-columns-repeated="4"/>
          <table:table-cell table:number-columns-repeated="4"/>
          <table:table-cell office:value-type="float" office:value="0.000976572036836297" calcext:value-type="float">
            <text:p>0.000976572</text:p>
          </table:table-cell>
          <table:table-cell table:number-columns-repeated="2"/>
          <table:table-cell table:formula="of:=1/[.X7]" office:value-type="string" office:string-value="" calcext:value-type="error">
            <text:p>#DIV/0!</text:p>
          </table:table-cell>
          <table:table-cell table:formula="of:=1000000*([.Z7]/[.B7]-1)" office:value-type="string" office:string-value="" calcext:value-type="error">
            <text:p>#DIV/0!</text:p>
          </table:table-cell>
          <table:table-cell table:formula="of:=LOG([.Z7];10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9]/2" office:value-type="float" office:value="0.001953125" calcext:value-type="float">
            <text:p>0.001953125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1/[.J8]" office:value-type="float" office:value="0.00195314407367259" calcext:value-type="float">
            <text:p>0.0019531441</text:p>
          </table:table-cell>
          <table:table-cell table:style-name="ce6" table:formula="of:=LOG([.D8];10)" office:value-type="float" office:value="-2.70926571979807" calcext:value-type="float">
            <text:p>-2.70927</text:p>
          </table:table-cell>
          <table:table-cell table:style-name="ce5" table:formula="of:=[.D8]-[.B8]" office:value-type="float" office:value="0.0000000190736725944746" calcext:value-type="float">
            <text:p>1.90736725944746E-008</text:p>
          </table:table-cell>
          <table:table-cell table:style-name="ce7" table:formula="of:=([.D8]/[.B8]-1)*1000000" office:value-type="float" office:value="9.76572036615053" calcext:value-type="float">
            <text:p>9.766</text:p>
          </table:table-cell>
          <table:table-cell table:style-name="ce9"/>
          <table:table-cell table:style-name="ce5" table:formula="of:=1/[.B8]" office:value-type="float" office:value="512" calcext:value-type="float">
            <text:p>512</text:p>
          </table:table-cell>
          <table:table-cell table:style-name="ce5" office:value-type="float" office:value="511.995" calcext:value-type="float">
            <text:p>511.995</text:p>
          </table:table-cell>
          <table:table-cell table:style-name="ce5" table:formula="of:=LOG([.J8];10)" office:value-type="float" office:value="2.70926571979807" calcext:value-type="float">
            <text:p>2.7092657198</text:p>
          </table:table-cell>
          <table:table-cell table:style-name="ce5" table:formula="of:=[.J8]-[.I8]" office:value-type="float" office:value="-0.00499999999999545" calcext:value-type="float">
            <text:p>-0.005</text:p>
          </table:table-cell>
          <table:table-cell table:style-name="ce12" table:formula="of:=[.L8]*1000000" office:value-type="float" office:value="-4999.99999999545" calcext:value-type="float">
            <text:p>-4999.9999999955</text:p>
          </table:table-cell>
          <table:table-cell table:style-name="ce7" table:formula="of:=[.L8]*1000000/[.I8]" office:value-type="float" office:value="-9.76562499999112" calcext:value-type="float">
            <text:p>-9.766</text:p>
          </table:table-cell>
          <table:table-cell table:style-name="ce14" table:number-columns-repeated="4"/>
          <table:table-cell table:number-columns-repeated="4"/>
          <table:table-cell office:value-type="float" office:value="0.00195314407367259" calcext:value-type="float">
            <text:p>0.0019531441</text:p>
          </table:table-cell>
          <table:table-cell table:number-columns-repeated="2"/>
          <table:table-cell table:formula="of:=1/[.X8]" office:value-type="string" office:string-value="" calcext:value-type="error">
            <text:p>#DIV/0!</text:p>
          </table:table-cell>
          <table:table-cell table:formula="of:=1000000*([.Z8]/[.B8]-1)" office:value-type="string" office:string-value="" calcext:value-type="error">
            <text:p>#DIV/0!</text:p>
          </table:table-cell>
          <table:table-cell table:formula="of:=LOG([.Z8];10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0]/2" office:value-type="float" office:value="0.00390625" calcext:value-type="float">
            <text:p>0.00390625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1/[.J9]" office:value-type="float" office:value="0.00390629272507668" calcext:value-type="float">
            <text:p>0.0039062927</text:p>
          </table:table-cell>
          <table:table-cell table:style-name="ce6" table:formula="of:=LOG([.D9];10)" office:value-type="float" office:value="-2.40823521518998" calcext:value-type="float">
            <text:p>-2.40824</text:p>
          </table:table-cell>
          <table:table-cell table:style-name="ce5" table:formula="of:=[.D9]-[.B9]" office:value-type="float" office:value="0.0000000427250766805651" calcext:value-type="float">
            <text:p>4.27250766805651E-008</text:p>
          </table:table-cell>
          <table:table-cell table:style-name="ce7" table:formula="of:=([.D9]/[.B9]-1)*1000000" office:value-type="float" office:value="10.9376196302247" calcext:value-type="float">
            <text:p>10.938</text:p>
          </table:table-cell>
          <table:table-cell table:style-name="ce9"/>
          <table:table-cell table:style-name="ce5" table:formula="of:=1/[.B9]" office:value-type="float" office:value="256" calcext:value-type="float">
            <text:p>256</text:p>
          </table:table-cell>
          <table:table-cell table:style-name="ce5" office:value-type="float" office:value="255.9972" calcext:value-type="float">
            <text:p>255.9972</text:p>
          </table:table-cell>
          <table:table-cell table:style-name="ce5" table:formula="of:=LOG([.J9];10)" office:value-type="float" office:value="2.40823521518998" calcext:value-type="float">
            <text:p>2.4082352152</text:p>
          </table:table-cell>
          <table:table-cell table:style-name="ce5" table:formula="of:=[.J9]-[.I9]" office:value-type="float" office:value="-0.00280000000000769" calcext:value-type="float">
            <text:p>-0.0028</text:p>
          </table:table-cell>
          <table:table-cell table:style-name="ce12" table:formula="of:=[.L9]*1000000" office:value-type="float" office:value="-2800.00000000769" calcext:value-type="float">
            <text:p>-2800.0000000077</text:p>
          </table:table-cell>
          <table:table-cell table:style-name="ce7" table:formula="of:=[.L9]*1000000/[.I9]" office:value-type="float" office:value="-10.93750000003" calcext:value-type="float">
            <text:p>-10.938</text:p>
          </table:table-cell>
          <table:table-cell table:style-name="ce14" table:number-columns-repeated="4"/>
          <table:table-cell table:number-columns-repeated="4"/>
          <table:table-cell office:value-type="float" office:value="0.00390629272507668" calcext:value-type="float">
            <text:p>0.0039062927</text:p>
          </table:table-cell>
          <table:table-cell table:number-columns-repeated="2"/>
          <table:table-cell table:formula="of:=1/[.X9]" office:value-type="string" office:string-value="" calcext:value-type="error">
            <text:p>#DIV/0!</text:p>
          </table:table-cell>
          <table:table-cell table:formula="of:=1000000*([.Z9]/[.B9]-1)" office:value-type="string" office:string-value="" calcext:value-type="error">
            <text:p>#DIV/0!</text:p>
          </table:table-cell>
          <table:table-cell table:formula="of:=LOG([.Z9];10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1]/2" office:value-type="float" office:value="0.0078125" calcext:value-type="float">
            <text:p>0.0078125</text:p>
          </table:table-cell>
          <table:table-cell table:style-name="ce3" office:value-type="float" office:value="13" calcext:value-type="float">
            <text:p>13</text:p>
          </table:table-cell>
          <table:table-cell table:style-name="ce5" table:formula="of:=1/[.J10]" office:value-type="float" office:value="0.00781258545015336" calcext:value-type="float">
            <text:p>0.0078125855</text:p>
          </table:table-cell>
          <table:table-cell table:style-name="ce6" table:formula="of:=LOG([.D10];10)" office:value-type="float" office:value="-2.107205219526" calcext:value-type="float">
            <text:p>-2.10721</text:p>
          </table:table-cell>
          <table:table-cell table:style-name="ce5" table:formula="of:=[.D10]-[.B10]" office:value-type="float" office:value="0.0000000854501533611302" calcext:value-type="float">
            <text:p>8.54501533611302E-008</text:p>
          </table:table-cell>
          <table:table-cell table:style-name="ce7" table:formula="of:=([.D10]/[.B10]-1)*1000000" office:value-type="float" office:value="10.9376196302247" calcext:value-type="float">
            <text:p>10.938</text:p>
          </table:table-cell>
          <table:table-cell table:style-name="ce10"/>
          <table:table-cell table:style-name="ce5" table:formula="of:=1/[.B10]" office:value-type="float" office:value="128" calcext:value-type="float">
            <text:p>128</text:p>
          </table:table-cell>
          <table:table-cell table:style-name="ce5" office:value-type="float" office:value="127.9986" calcext:value-type="float">
            <text:p>127.9986</text:p>
          </table:table-cell>
          <table:table-cell table:style-name="ce5" table:formula="of:=LOG([.J10];10)" office:value-type="float" office:value="2.107205219526" calcext:value-type="float">
            <text:p>2.1072052195</text:p>
          </table:table-cell>
          <table:table-cell table:style-name="ce5" table:formula="of:=[.J10]-[.I10]" office:value-type="float" office:value="-0.00140000000000384" calcext:value-type="float">
            <text:p>-0.0014</text:p>
          </table:table-cell>
          <table:table-cell table:style-name="ce12" table:formula="of:=[.L10]*1000000" office:value-type="float" office:value="-1400.00000000384" calcext:value-type="float">
            <text:p>-1400.0000000038</text:p>
          </table:table-cell>
          <table:table-cell table:style-name="ce7" table:formula="of:=[.L10]*1000000/[.I10]" office:value-type="float" office:value="-10.93750000003" calcext:value-type="float">
            <text:p>-10.938</text:p>
          </table:table-cell>
          <table:table-cell table:style-name="ce14" table:number-columns-repeated="4"/>
          <table:table-cell table:number-columns-repeated="4"/>
          <table:table-cell office:value-type="float" office:value="0.00781258545015336" calcext:value-type="float">
            <text:p>0.0078125855</text:p>
          </table:table-cell>
          <table:table-cell table:number-columns-repeated="2"/>
          <table:table-cell table:formula="of:=1/[.X10]" office:value-type="string" office:string-value="" calcext:value-type="error">
            <text:p>#DIV/0!</text:p>
          </table:table-cell>
          <table:table-cell table:formula="of:=1000000*([.Z10]/[.B10]-1)" office:value-type="string" office:string-value="" calcext:value-type="error">
            <text:p>#DIV/0!</text:p>
          </table:table-cell>
          <table:table-cell table:formula="of:=LOG([.Z10];10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2]/2" office:value-type="float" office:value="0.015625" calcext:value-type="float">
            <text:p>0.015625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1/[.J11]" office:value-type="float" office:value="0.0156252441444398" calcext:value-type="float">
            <text:p>0.0156252441</text:p>
          </table:table-cell>
          <table:table-cell table:style-name="ce6" table:formula="of:=LOG([.D11];10)" office:value-type="float" office:value="-1.80617318807959" calcext:value-type="float">
            <text:p>-1.80617</text:p>
          </table:table-cell>
          <table:table-cell table:style-name="ce5" table:formula="of:=[.D11]-[.B11]" office:value-type="float" office:value="0.000000244144439755234" calcext:value-type="float">
            <text:p>2.44144439755234E-007</text:p>
          </table:table-cell>
          <table:table-cell table:style-name="ce7" table:formula="of:=([.D11]/[.B11]-1)*1000000" office:value-type="float" office:value="15.6252441472216" calcext:value-type="float">
            <text:p>15.625</text:p>
          </table:table-cell>
          <table:table-cell table:style-name="ce10"/>
          <table:table-cell table:style-name="ce5" table:formula="of:=1/[.B11]" office:value-type="float" office:value="64" calcext:value-type="float">
            <text:p>64</text:p>
          </table:table-cell>
          <table:table-cell table:style-name="ce5" office:value-type="float" office:value="63.999" calcext:value-type="float">
            <text:p>63.999</text:p>
          </table:table-cell>
          <table:table-cell table:style-name="ce5" table:formula="of:=LOG([.J11];10)" office:value-type="float" office:value="1.80617318807959" calcext:value-type="float">
            <text:p>1.8061731881</text:p>
          </table:table-cell>
          <table:table-cell table:style-name="ce5" table:formula="of:=[.J11]-[.I11]" office:value-type="float" office:value="-0.000999999999997669" calcext:value-type="float">
            <text:p>-0.001</text:p>
          </table:table-cell>
          <table:table-cell table:style-name="ce12" table:formula="of:=[.L11]*1000000" office:value-type="float" office:value="-999.999999997669" calcext:value-type="float">
            <text:p>-999.9999999977</text:p>
          </table:table-cell>
          <table:table-cell table:style-name="ce7" table:formula="of:=[.L11]*1000000/[.I11]" office:value-type="float" office:value="-15.6249999999636" calcext:value-type="float">
            <text:p>-15.625</text:p>
          </table:table-cell>
          <table:table-cell table:style-name="ce14" table:number-columns-repeated="4"/>
          <table:table-cell table:number-columns-repeated="4"/>
          <table:table-cell office:value-type="float" office:value="0.0156252441444398" calcext:value-type="float">
            <text:p>0.0156252441</text:p>
          </table:table-cell>
          <table:table-cell table:number-columns-repeated="2"/>
          <table:table-cell table:formula="of:=1/[.X11]" office:value-type="string" office:string-value="" calcext:value-type="error">
            <text:p>#DIV/0!</text:p>
          </table:table-cell>
          <table:table-cell table:formula="of:=1000000*([.Z11]/[.B11]-1)" office:value-type="string" office:string-value="" calcext:value-type="error">
            <text:p>#DIV/0!</text:p>
          </table:table-cell>
          <table:table-cell table:formula="of:=LOG([.Z11];10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3]/2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1/[.J12]" office:value-type="float" office:value="0.0312502929714966" calcext:value-type="float">
            <text:p>0.031250293</text:p>
          </table:table-cell>
          <table:table-cell table:style-name="ce6" table:formula="of:=LOG([.D12];10)" office:value-type="float" office:value="-1.50514590679005" calcext:value-type="float">
            <text:p>-1.50515</text:p>
          </table:table-cell>
          <table:table-cell table:style-name="ce5" table:formula="of:=[.D12]-[.B12]" office:value-type="float" office:value="0.000000292971496604344" calcext:value-type="float">
            <text:p>0.000000293</text:p>
          </table:table-cell>
          <table:table-cell table:style-name="ce7" table:formula="of:=([.D12]/[.B12]-1)*1000000" office:value-type="float" office:value="9.37508789111696" calcext:value-type="float">
            <text:p>9.375</text:p>
          </table:table-cell>
          <table:table-cell table:style-name="ce10"/>
          <table:table-cell table:style-name="ce5" table:formula="of:=1/[.B12]" office:value-type="float" office:value="32" calcext:value-type="float">
            <text:p>32</text:p>
          </table:table-cell>
          <table:table-cell table:style-name="ce5" office:value-type="float" office:value="31.9997" calcext:value-type="float">
            <text:p>31.9997</text:p>
          </table:table-cell>
          <table:table-cell table:style-name="ce5" table:formula="of:=LOG([.J12];10)" office:value-type="float" office:value="1.50514590679005" calcext:value-type="float">
            <text:p>1.5051459068</text:p>
          </table:table-cell>
          <table:table-cell table:style-name="ce5" table:formula="of:=[.J12]-[.I12]" office:value-type="float" office:value="-0.000299999999999301" calcext:value-type="float">
            <text:p>-0.0003</text:p>
          </table:table-cell>
          <table:table-cell table:style-name="ce12" table:formula="of:=[.L12]*1000000" office:value-type="float" office:value="-299.999999999301" calcext:value-type="float">
            <text:p>-299.9999999993</text:p>
          </table:table-cell>
          <table:table-cell table:style-name="ce7" table:formula="of:=[.L12]*1000000/[.I12]" office:value-type="float" office:value="-9.37499999997815" calcext:value-type="float">
            <text:p>-9.375</text:p>
          </table:table-cell>
          <table:table-cell table:style-name="ce14" table:number-columns-repeated="4"/>
          <table:table-cell table:number-columns-repeated="4"/>
          <table:table-cell office:value-type="float" office:value="0.0312502929714966" calcext:value-type="float">
            <text:p>0.031250293</text:p>
          </table:table-cell>
          <table:table-cell table:number-columns-repeated="2"/>
          <table:table-cell table:formula="of:=1/[.X12]" office:value-type="string" office:string-value="" calcext:value-type="error">
            <text:p>#DIV/0!</text:p>
          </table:table-cell>
          <table:table-cell table:formula="of:=1000000*([.Z12]/[.B12]-1)" office:value-type="string" office:string-value="" calcext:value-type="error">
            <text:p>#DIV/0!</text:p>
          </table:table-cell>
          <table:table-cell table:formula="of:=LOG([.Z12];10)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4]/2" office:value-type="float" office:value="0.0625" calcext:value-type="float">
            <text:p>0.0625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1/[.J13]" office:value-type="float" office:value="0.0625007812597657" calcext:value-type="float">
            <text:p>0.0625007813</text:p>
          </table:table-cell>
          <table:table-cell table:style-name="ce6" table:formula="of:=LOG([.D13];10)" office:value-type="float" office:value="-1.20411455394097" calcext:value-type="float">
            <text:p>-1.20411</text:p>
          </table:table-cell>
          <table:table-cell table:style-name="ce5" table:formula="of:=[.D13]-[.B13]" office:value-type="float" office:value="0.000000781259765741948" calcext:value-type="float">
            <text:p>7.81259765741948E-007</text:p>
          </table:table-cell>
          <table:table-cell table:style-name="ce7" table:formula="of:=([.D13]/[.B13]-1)*1000000" office:value-type="float" office:value="12.500156251205" calcext:value-type="float">
            <text:p>12.500</text:p>
          </table:table-cell>
          <table:table-cell table:style-name="ce10"/>
          <table:table-cell table:style-name="ce5" table:formula="of:=1/[.B13]" office:value-type="float" office:value="16" calcext:value-type="float">
            <text:p>16</text:p>
          </table:table-cell>
          <table:table-cell table:style-name="ce5" office:value-type="float" office:value="15.9998" calcext:value-type="float">
            <text:p>15.9998</text:p>
          </table:table-cell>
          <table:table-cell table:style-name="ce5" table:formula="of:=LOG([.J13];10)" office:value-type="float" office:value="1.20411455394097" calcext:value-type="float">
            <text:p>1.2041145539</text:p>
          </table:table-cell>
          <table:table-cell table:style-name="ce5" table:formula="of:=[.J13]-[.I13]" office:value-type="float" office:value="-0.000199999999999534" calcext:value-type="float">
            <text:p>-0.0002</text:p>
          </table:table-cell>
          <table:table-cell table:style-name="ce12" table:formula="of:=[.L13]*1000000" office:value-type="float" office:value="-199.999999999534" calcext:value-type="float">
            <text:p>-199.9999999995</text:p>
          </table:table-cell>
          <table:table-cell table:style-name="ce7" table:formula="of:=[.L13]*1000000/[.I13]" office:value-type="float" office:value="-12.4999999999709" calcext:value-type="float">
            <text:p>-12.500</text:p>
          </table:table-cell>
          <table:table-cell table:style-name="ce14" table:number-columns-repeated="4"/>
          <table:table-cell table:number-columns-repeated="4"/>
          <table:table-cell office:value-type="float" office:value="0.0625007812597657" calcext:value-type="float">
            <text:p>0.0625007813</text:p>
          </table:table-cell>
          <table:table-cell office:value-type="float" office:value="15.9998" calcext:value-type="float">
            <text:p>15.9998</text:p>
          </table:table-cell>
          <table:table-cell table:formula="of:=[.X13]/[.X14]" office:value-type="float" office:value="1.99999499995" calcext:value-type="float">
            <text:p>1.999995</text:p>
          </table:table-cell>
          <table:table-cell table:formula="of:=1/[.X13]" office:value-type="float" office:value="0.0625007812597657" calcext:value-type="float">
            <text:p>0.0625007813</text:p>
          </table:table-cell>
          <table:table-cell table:formula="of:=1000000*([.Z13]/[.B13]-1)" office:value-type="float" office:value="12.5001562518712" calcext:value-type="float">
            <text:p>12.5001562519</text:p>
          </table:table-cell>
          <table:table-cell table:formula="of:=LOG([.Z13];10)" office:value-type="float" office:value="-1.20411455394097" calcext:value-type="float">
            <text:p>-1.2041145539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5]/2" office:value-type="float" office:value="0.125" calcext:value-type="float">
            <text:p>0.125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1/[.J14]" office:value-type="float" office:value="0.1250012500125" calcext:value-type="float">
            <text:p>0.12500125</text:p>
          </table:table-cell>
          <table:table-cell table:style-name="ce6" table:formula="of:=LOG([.D14];10)" office:value-type="float" office:value="-0.903085644025409" calcext:value-type="float">
            <text:p>-0.90309</text:p>
          </table:table-cell>
          <table:table-cell table:style-name="ce5" table:formula="of:=[.D14]-[.B14]" office:value-type="float" office:value="0.00000125001250012025" calcext:value-type="float">
            <text:p>0.00000125</text:p>
          </table:table-cell>
          <table:table-cell table:style-name="ce7" table:formula="of:=([.D14]/[.B14]-1)*1000000" office:value-type="float" office:value="10.0001000000738" calcext:value-type="float">
            <text:p>10.000</text:p>
          </table:table-cell>
          <table:table-cell table:style-name="ce10"/>
          <table:table-cell table:style-name="ce5" table:formula="of:=1/[.B14]" office:value-type="float" office:value="8" calcext:value-type="float">
            <text:p>8</text:p>
          </table:table-cell>
          <table:table-cell table:style-name="ce5" office:value-type="float" office:value="7.99992" calcext:value-type="float">
            <text:p>7.99992</text:p>
          </table:table-cell>
          <table:table-cell table:style-name="ce5" table:formula="of:=LOG([.J14];10)" office:value-type="float" office:value="0.903085644025409" calcext:value-type="float">
            <text:p>0.903085644</text:p>
          </table:table-cell>
          <table:table-cell table:style-name="ce5" table:formula="of:=[.J14]-[.I14]" office:value-type="float" office:value="-0.0000799999999996359" calcext:value-type="float">
            <text:p>-0.00008</text:p>
          </table:table-cell>
          <table:table-cell table:style-name="ce12" table:formula="of:=[.L14]*1000000" office:value-type="float" office:value="-79.9999999996359" calcext:value-type="float">
            <text:p>-79.9999999996</text:p>
          </table:table-cell>
          <table:table-cell table:style-name="ce7" table:formula="of:=[.L14]*1000000/[.I14]" office:value-type="float" office:value="-9.99999999995449" calcext:value-type="float">
            <text:p>-10.000</text:p>
          </table:table-cell>
          <table:table-cell table:style-name="ce14" table:number-columns-repeated="4"/>
          <table:table-cell table:number-columns-repeated="4"/>
          <table:table-cell office:value-type="float" office:value="0.1250012500125" calcext:value-type="float">
            <text:p>0.12500125</text:p>
          </table:table-cell>
          <table:table-cell office:value-type="float" office:value="7.99992" calcext:value-type="float">
            <text:p>7.99992</text:p>
          </table:table-cell>
          <table:table-cell table:formula="of:=[.X14]/[.X15]" office:value-type="float" office:value="2" calcext:value-type="float">
            <text:p>2</text:p>
          </table:table-cell>
          <table:table-cell table:formula="of:=1/[.X14]" office:value-type="float" office:value="0.1250012500125" calcext:value-type="float">
            <text:p>0.12500125</text:p>
          </table:table-cell>
          <table:table-cell table:formula="of:=1000000*([.Z14]/[.B14]-1)" office:value-type="float" office:value="10.000100000962" calcext:value-type="float">
            <text:p>10.000100001</text:p>
          </table:table-cell>
          <table:table-cell table:formula="of:=LOG([.Z14];10)" office:value-type="float" office:value="-0.903085644025409" calcext:value-type="float">
            <text:p>-0.903085644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6]/2" office:value-type="float" office:value="0.25" calcext:value-type="float">
            <text:p>0.25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1/[.J15]" office:value-type="float" office:value="0.250002500025" calcext:value-type="float">
            <text:p>0.2500025</text:p>
          </table:table-cell>
          <table:table-cell table:style-name="ce6" table:formula="of:=LOG([.D15];10)" office:value-type="float" office:value="-0.602055648361428" calcext:value-type="float">
            <text:p>-0.60206</text:p>
          </table:table-cell>
          <table:table-cell table:style-name="ce5" table:formula="of:=[.D15]-[.B15]" office:value-type="float" office:value="0.00000250002500024049" calcext:value-type="float">
            <text:p>0.0000025</text:p>
          </table:table-cell>
          <table:table-cell table:style-name="ce7" table:formula="of:=([.D15]/[.B15]-1)*1000000" office:value-type="float" office:value="10.0001000000738" calcext:value-type="float">
            <text:p>10.000</text:p>
          </table:table-cell>
          <table:table-cell table:style-name="ce10"/>
          <table:table-cell table:style-name="ce5" table:formula="of:=1/[.B15]" office:value-type="float" office:value="4" calcext:value-type="float">
            <text:p>4</text:p>
          </table:table-cell>
          <table:table-cell table:style-name="ce5" office:value-type="float" office:value="3.99996" calcext:value-type="float">
            <text:p>3.99996</text:p>
          </table:table-cell>
          <table:table-cell table:style-name="ce5" table:formula="of:=LOG([.J15];10)" office:value-type="float" office:value="0.602055648361428" calcext:value-type="float">
            <text:p>0.6020556484</text:p>
          </table:table-cell>
          <table:table-cell table:style-name="ce5" table:formula="of:=[.J15]-[.I15]" office:value-type="float" office:value="-0.000039999999999818" calcext:value-type="float">
            <text:p>-0.00004</text:p>
          </table:table-cell>
          <table:table-cell table:style-name="ce12" table:formula="of:=[.L15]*1000000" office:value-type="float" office:value="-39.999999999818" calcext:value-type="float">
            <text:p>-39.9999999998</text:p>
          </table:table-cell>
          <table:table-cell table:style-name="ce7" table:formula="of:=[.L15]*1000000/[.I15]" office:value-type="float" office:value="-9.99999999995449" calcext:value-type="float">
            <text:p>-10.000</text:p>
          </table:table-cell>
          <table:table-cell table:style-name="ce14" table:number-columns-repeated="4"/>
          <table:table-cell table:number-columns-repeated="4"/>
          <table:table-cell office:value-type="float" office:value="0.250002500025" calcext:value-type="float">
            <text:p>0.2500025</text:p>
          </table:table-cell>
          <table:table-cell office:value-type="float" office:value="3.99996" calcext:value-type="float">
            <text:p>3.99996</text:p>
          </table:table-cell>
          <table:table-cell table:formula="of:=[.X15]/[.X16]" office:value-type="float" office:value="2" calcext:value-type="float">
            <text:p>2</text:p>
          </table:table-cell>
          <table:table-cell table:formula="of:=1/[.X15]" office:value-type="float" office:value="0.250002500025" calcext:value-type="float">
            <text:p>0.2500025</text:p>
          </table:table-cell>
          <table:table-cell table:formula="of:=1000000*([.Z15]/[.B15]-1)" office:value-type="float" office:value="10.000100000962" calcext:value-type="float">
            <text:p>10.000100001</text:p>
          </table:table-cell>
          <table:table-cell table:formula="of:=LOG([.Z15];10)" office:value-type="float" office:value="-0.602055648361428" calcext:value-type="float">
            <text:p>-0.6020556484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office:value-type="float" office:value="0.5" calcext:value-type="float">
            <text:p>0.5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1/[.J16]" office:value-type="float" office:value="0.500007500112502" calcext:value-type="float">
            <text:p>0.5000075001</text:p>
          </table:table-cell>
          <table:table-cell table:style-name="ce6" table:formula="of:=LOG([.D16];10)" office:value-type="float" office:value="-0.301023481197894" calcext:value-type="float">
            <text:p>-0.30102</text:p>
          </table:table-cell>
          <table:table-cell table:style-name="ce5" table:formula="of:=[.D16]-[.B16]" office:value-type="float" office:value="0.00000750011250161275" calcext:value-type="float">
            <text:p>7.50011250161275E-006</text:p>
          </table:table-cell>
          <table:table-cell table:style-name="ce7" table:formula="of:=([.D16]/[.B16]-1)*1000000" office:value-type="float" office:value="15.0002250041137" calcext:value-type="float">
            <text:p>15.000</text:p>
          </table:table-cell>
          <table:table-cell table:style-name="ce10"/>
          <table:table-cell table:style-name="ce5" table:formula="of:=1/[.B16]" office:value-type="float" office:value="2" calcext:value-type="float">
            <text:p>2</text:p>
          </table:table-cell>
          <table:table-cell table:style-name="ce5" office:value-type="float" office:value="1.99997" calcext:value-type="float">
            <text:p>1.99997</text:p>
          </table:table-cell>
          <table:table-cell table:style-name="ce5" table:formula="of:=LOG([.J16];10)" office:value-type="float" office:value="0.301023481197894" calcext:value-type="float">
            <text:p>0.3010234812</text:p>
          </table:table-cell>
          <table:table-cell table:style-name="ce5" table:formula="of:=[.J16]-[.I16]" office:value-type="float" office:value="-0.0000299999999997524" calcext:value-type="float">
            <text:p>-0.00003</text:p>
          </table:table-cell>
          <table:table-cell table:style-name="ce12" table:formula="of:=[.L16]*1000000" office:value-type="float" office:value="-29.9999999997524" calcext:value-type="float">
            <text:p>-29.9999999998</text:p>
          </table:table-cell>
          <table:table-cell table:style-name="ce7" table:formula="of:=[.L16]*1000000/[.I16]" office:value-type="float" office:value="-14.9999999998762" calcext:value-type="float">
            <text:p>-15.000</text:p>
          </table:table-cell>
          <table:table-cell table:style-name="ce14" table:number-columns-repeated="4"/>
          <table:table-cell table:number-columns-repeated="4"/>
          <table:table-cell office:value-type="float" office:value="0.500007500112502" calcext:value-type="float">
            <text:p>0.5000075001</text:p>
          </table:table-cell>
          <table:table-cell office:value-type="float" office:value="1.99998" calcext:value-type="float">
            <text:p>1.99998</text:p>
          </table:table-cell>
          <table:table-cell table:formula="of:=[.X16]/[.X17]" office:value-type="float" office:value="1.99998" calcext:value-type="float">
            <text:p>1.99998</text:p>
          </table:table-cell>
          <table:table-cell table:formula="of:=1/[.X16]" office:value-type="float" office:value="0.50000500005" calcext:value-type="float">
            <text:p>0.5000050001</text:p>
          </table:table-cell>
          <table:table-cell table:formula="of:=1000000*([.Z16]/[.B16]-1)" office:value-type="float" office:value="10.000100000962" calcext:value-type="float">
            <text:p>10.000100001</text:p>
          </table:table-cell>
          <table:table-cell table:formula="of:=LOG([.Z16];10)" office:value-type="float" office:value="-0.301025652697447" calcext:value-type="float">
            <text:p>-0.3010256527</text:p>
          </table:table-cell>
          <table:table-cell table:number-columns-repeated="99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.00001" calcext:value-type="float">
            <text:p>1.00001</text:p>
          </table:table-cell>
          <table:table-cell table:style-name="ce6" table:formula="of:=LOG([.D17];10)" office:value-type="float" office:value="0.00000434292310448164" calcext:value-type="float">
            <text:p>0.00000</text:p>
          </table:table-cell>
          <table:table-cell table:style-name="ce5" table:formula="of:=[.D17]-[.B17]" office:value-type="float" office:value="0.0000100000000000655" calcext:value-type="float">
            <text:p>0.00001</text:p>
          </table:table-cell>
          <table:table-cell table:style-name="ce7" table:formula="of:=([.D17]/[.B17]-1)*1000000" office:value-type="float" office:value="10.0000000000655" calcext:value-type="float">
            <text:p>10.000</text:p>
          </table:table-cell>
          <table:table-cell table:style-name="ce10"/>
          <table:table-cell table:style-name="ce5" table:formula="of:=1/[.B17]" office:value-type="float" office:value="1" calcext:value-type="float">
            <text:p>1</text:p>
          </table:table-cell>
          <table:table-cell table:style-name="ce5" table:formula="of:=1/[.D17]" office:value-type="float" office:value="0.999990000099999" calcext:value-type="float">
            <text:p>0.9999900001</text:p>
          </table:table-cell>
          <table:table-cell table:style-name="ce5" table:formula="of:=LOG([.J17];10)" office:value-type="float" office:value="-0.0000043429231044777" calcext:value-type="float">
            <text:p>-4.3429231044777E-006</text:p>
          </table:table-cell>
          <table:table-cell table:style-name="ce5" table:formula="of:=[.J17]-[.I17]" office:value-type="float" office:value="-0.00000999990000105644" calcext:value-type="float">
            <text:p>-9.99990000105644E-006</text:p>
          </table:table-cell>
          <table:table-cell table:style-name="ce12" table:formula="of:=[.L17]*1000000" office:value-type="float" office:value="-9.99990000105644" calcext:value-type="float">
            <text:p>-9.9999000011</text:p>
          </table:table-cell>
          <table:table-cell table:style-name="ce7" table:formula="of:=[.L17]*1000000/[.I17]" office:value-type="float" office:value="-9.99990000105644" calcext:value-type="float">
            <text:p>-10.000</text:p>
          </table:table-cell>
          <table:table-cell table:style-name="ce14" table:number-columns-repeated="4"/>
          <table:table-cell table:number-columns-repeated="4"/>
          <table:table-cell office:value-type="float" office:value="1.00001" calcext:value-type="float">
            <text:p>1.00001</text:p>
          </table:table-cell>
          <table:table-cell table:formula="of:=1/[.Z17]" office:value-type="float" office:value="1" calcext:value-type="float">
            <text:p>1</text:p>
          </table:table-cell>
          <table:table-cell table:formula="of:=[.X17]/[.X18]" office:value-type="float" office:value="2.00002" calcext:value-type="float">
            <text:p>2.00002</text:p>
          </table:table-cell>
          <table:table-cell table:style-name="ce22" office:value-type="float" office:value="1" calcext:value-type="float">
            <text:p>1.00000</text:p>
          </table:table-cell>
          <table:table-cell table:formula="of:=1000000*([.Z17]/[.B17]-1)" office:value-type="float" office:value="0" calcext:value-type="float">
            <text:p>0</text:p>
          </table:table-cell>
          <table:table-cell table:formula="of:=LOG([.Z17];10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2.00002" calcext:value-type="float">
            <text:p>2.00002</text:p>
          </table:table-cell>
          <table:table-cell table:style-name="ce6" table:formula="of:=LOG([.D18];10)" office:value-type="float" office:value="0.301034338587086" calcext:value-type="float">
            <text:p>0.30103</text:p>
          </table:table-cell>
          <table:table-cell table:style-name="ce5" table:formula="of:=[.D18]-[.B18]" office:value-type="float" office:value="0.000020000000000131" calcext:value-type="float">
            <text:p>0.00002</text:p>
          </table:table-cell>
          <table:table-cell table:style-name="ce7" table:formula="of:=([.D18]/[.B18]-1)*1000000" office:value-type="float" office:value="10.0000000000655" calcext:value-type="float">
            <text:p>10.000</text:p>
          </table:table-cell>
          <table:table-cell table:style-name="ce10"/>
          <table:table-cell table:style-name="ce5" table:formula="of:=1/[.B18]" office:value-type="float" office:value="0.5" calcext:value-type="float">
            <text:p>0.5</text:p>
          </table:table-cell>
          <table:table-cell table:style-name="ce5" table:formula="of:=1/[.D18]" office:value-type="float" office:value="0.49999500005" calcext:value-type="float">
            <text:p>0.4999950001</text:p>
          </table:table-cell>
          <table:table-cell table:style-name="ce5" table:formula="of:=LOG([.J18];10)" office:value-type="float" office:value="-0.301034338587085" calcext:value-type="float">
            <text:p>-0.3010343386</text:p>
          </table:table-cell>
          <table:table-cell table:style-name="ce5" table:formula="of:=[.J18]-[.I18]" office:value-type="float" office:value="-0.00000499995000052822" calcext:value-type="float">
            <text:p>-0.000005</text:p>
          </table:table-cell>
          <table:table-cell table:style-name="ce12" table:formula="of:=[.L18]*1000000" office:value-type="float" office:value="-4.99995000052822" calcext:value-type="float">
            <text:p>-4.9999500005</text:p>
          </table:table-cell>
          <table:table-cell table:style-name="ce7" table:formula="of:=[.L18]*1000000/[.I18]" office:value-type="float" office:value="-9.99990000105644" calcext:value-type="float">
            <text:p>-10.000</text:p>
          </table:table-cell>
          <table:table-cell table:style-name="ce14" table:number-columns-repeated="4"/>
          <table:table-cell table:number-columns-repeated="4"/>
          <table:table-cell office:value-type="float" office:value="2.00002" calcext:value-type="float">
            <text:p>2.00002</text:p>
          </table:table-cell>
          <table:table-cell table:formula="of:=1/[.Z18]" office:value-type="float" office:value="0.49999500005" calcext:value-type="float">
            <text:p>0.4999950001</text:p>
          </table:table-cell>
          <table:table-cell table:formula="of:=[.X18]/[.X19]" office:value-type="float" office:value="2" calcext:value-type="float">
            <text:p>2</text:p>
          </table:table-cell>
          <table:table-cell office:value-type="float" office:value="2.00002" calcext:value-type="float">
            <text:p>2.00002</text:p>
          </table:table-cell>
          <table:table-cell table:formula="of:=1000000*([.Z18]/[.B18]-1)" office:value-type="float" office:value="10.0000000000655" calcext:value-type="float">
            <text:p>10.0000000001</text:p>
          </table:table-cell>
          <table:table-cell table:formula="of:=LOG([.Z18];10)" office:value-type="float" office:value="0.301034338587086" calcext:value-type="float">
            <text:p>0.301034338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1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4.00007" calcext:value-type="float">
            <text:p>4.00007</text:p>
          </table:table-cell>
          <table:table-cell table:style-name="ce6" table:formula="of:=LOG([.D19];10)" office:value-type="float" office:value="0.602067591414895" calcext:value-type="float">
            <text:p>0.60207</text:p>
          </table:table-cell>
          <table:table-cell table:style-name="ce5" table:formula="of:=[.D19]-[.B19]" office:value-type="float" office:value="0.0000700000000000145" calcext:value-type="float">
            <text:p>0.00007</text:p>
          </table:table-cell>
          <table:table-cell table:style-name="ce7" table:formula="of:=([.D19]/[.B19]-1)*1000000" office:value-type="float" office:value="17.5000000000036" calcext:value-type="float">
            <text:p>17.500</text:p>
          </table:table-cell>
          <table:table-cell table:style-name="ce10"/>
          <table:table-cell table:style-name="ce5" table:formula="of:=1/[.B19]" office:value-type="float" office:value="0.25" calcext:value-type="float">
            <text:p>0.25</text:p>
          </table:table-cell>
          <table:table-cell table:style-name="ce5" table:formula="of:=1/[.D19]" office:value-type="float" office:value="0.249995625076561" calcext:value-type="float">
            <text:p>0.2499956251</text:p>
          </table:table-cell>
          <table:table-cell table:style-name="ce5" table:formula="of:=LOG([.J19];10)" office:value-type="float" office:value="-0.602067591414895" calcext:value-type="float">
            <text:p>-0.6020675914</text:p>
          </table:table-cell>
          <table:table-cell table:style-name="ce5" table:formula="of:=[.J19]-[.I19]" office:value-type="float" office:value="-0.00000437492343885459" calcext:value-type="float">
            <text:p>-4.37492343885459E-006</text:p>
          </table:table-cell>
          <table:table-cell table:style-name="ce12" table:formula="of:=[.L19]*1000000" office:value-type="float" office:value="-4.37492343885459" calcext:value-type="float">
            <text:p>-4.3749234389</text:p>
          </table:table-cell>
          <table:table-cell table:style-name="ce7" table:formula="of:=[.L19]*1000000/[.I19]" office:value-type="float" office:value="-17.4996937554184" calcext:value-type="float">
            <text:p>-17.500</text:p>
          </table:table-cell>
          <table:table-cell table:style-name="ce14" table:formula="of:=MAX([.J19];0.025)" office:value-type="float" office:value="0.249995625076561" calcext:value-type="float">
            <text:p>0.24999563</text:p>
          </table:table-cell>
          <table:table-cell table:style-name="ce15" table:formula="of:=[.I19]*(1+[.$N$30]/1000000)" office:value-type="float" office:value="0.24999714063" calcext:value-type="float">
            <text:p>0.249997141</text:p>
          </table:table-cell>
          <table:table-cell table:style-name="ce15" table:formula="of:=1/[.P19]" office:value-type="float" office:value="4.00004575044327" calcext:value-type="float">
            <text:p>4.000045750</text:p>
          </table:table-cell>
          <table:table-cell table:style-name="ce14" table:formula="of:=([.P19]-[.O19])*1000000" office:value-type="float" office:value="1.51555343894105" calcext:value-type="float">
            <text:p>1.51555344</text:p>
          </table:table-cell>
          <table:table-cell table:number-columns-repeated="4"/>
          <table:table-cell office:value-type="float" office:value="4.00007" calcext:value-type="float">
            <text:p>4.00007</text:p>
          </table:table-cell>
          <table:table-cell table:formula="of:=1/[.Z19]" office:value-type="float" office:value="0.249997500025" calcext:value-type="float">
            <text:p>0.2499975</text:p>
          </table:table-cell>
          <table:table-cell table:formula="of:=[.X19]/[.X20]" office:value-type="float" office:value="2.00000499995" calcext:value-type="float">
            <text:p>2.000005</text:p>
          </table:table-cell>
          <table:table-cell office:value-type="float" office:value="4.00004" calcext:value-type="float">
            <text:p>4.00004</text:p>
          </table:table-cell>
          <table:table-cell table:formula="of:=1000000*([.Z19]/[.B19]-1)" office:value-type="float" office:value="10.0000000000655" calcext:value-type="float">
            <text:p>10.0000000001</text:p>
          </table:table-cell>
          <table:table-cell table:formula="of:=LOG([.Z19];10)" office:value-type="float" office:value="0.602064334251067" calcext:value-type="float">
            <text:p>0.60206433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2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8.00022" calcext:value-type="float">
            <text:p>8.00022</text:p>
          </table:table-cell>
          <table:table-cell table:style-name="ce6" table:formula="of:=LOG([.D20];10)" office:value-type="float" office:value="0.903101929925981" calcext:value-type="float">
            <text:p>0.90310</text:p>
          </table:table-cell>
          <table:table-cell table:style-name="ce5" table:formula="of:=[.D20]-[.B20]" office:value-type="float" office:value="0.000220000000000553" calcext:value-type="float">
            <text:p>0.00022</text:p>
          </table:table-cell>
          <table:table-cell table:style-name="ce7" table:formula="of:=([.D20]/[.B20]-1)*1000000" office:value-type="float" office:value="27.5000000000691" calcext:value-type="float">
            <text:p>27.500</text:p>
          </table:table-cell>
          <table:table-cell table:style-name="ce10"/>
          <table:table-cell table:style-name="ce5" table:formula="of:=1/[.B20]" office:value-type="float" office:value="0.125" calcext:value-type="float">
            <text:p>0.125</text:p>
          </table:table-cell>
          <table:table-cell table:style-name="ce5" table:formula="of:=1/[.D20]" office:value-type="float" office:value="0.124996562594529" calcext:value-type="float">
            <text:p>0.1249965626</text:p>
          </table:table-cell>
          <table:table-cell table:style-name="ce5" table:formula="of:=LOG([.J20];10)" office:value-type="float" office:value="-0.90310192992598" calcext:value-type="float">
            <text:p>-0.9031019299</text:p>
          </table:table-cell>
          <table:table-cell table:style-name="ce5" table:formula="of:=[.J20]-[.I20]" office:value-type="float" office:value="-0.00000343740547135984" calcext:value-type="float">
            <text:p>-3.43740547135984E-006</text:p>
          </table:table-cell>
          <table:table-cell table:style-name="ce12" table:formula="of:=[.L20]*1000000" office:value-type="float" office:value="-3.43740547135984" calcext:value-type="float">
            <text:p>-3.4374054714</text:p>
          </table:table-cell>
          <table:table-cell table:style-name="ce7" table:formula="of:=[.L20]*1000000/[.I20]" office:value-type="float" office:value="-27.4992437708787" calcext:value-type="float">
            <text:p>-27.499</text:p>
          </table:table-cell>
          <table:table-cell table:style-name="ce14" table:formula="of:=MAX([.J20];0.025)" office:value-type="float" office:value="0.124996562594529" calcext:value-type="float">
            <text:p>0.12499656</text:p>
          </table:table-cell>
          <table:table-cell table:style-name="ce15" table:formula="of:=[.I20]*(1+[.$N$30]/1000000)" office:value-type="float" office:value="0.124998570315" calcext:value-type="float">
            <text:p>0.124998570</text:p>
          </table:table-cell>
          <table:table-cell table:style-name="ce15" table:formula="of:=1/[.P20]" office:value-type="float" office:value="8.00009150088654" calcext:value-type="float">
            <text:p>8.000091501</text:p>
          </table:table-cell>
          <table:table-cell table:style-name="ce14" table:formula="of:=([.P20]-[.O20])*1000000" office:value-type="float" office:value="2.00772047095898" calcext:value-type="float">
            <text:p>2.00772047</text:p>
          </table:table-cell>
          <table:table-cell table:number-columns-repeated="4"/>
          <table:table-cell office:value-type="float" office:value="8.00022" calcext:value-type="float">
            <text:p>8.00022</text:p>
          </table:table-cell>
          <table:table-cell table:formula="of:=1/[.Z20]" office:value-type="float" office:value="0.124998437519531" calcext:value-type="float">
            <text:p>0.1249984375</text:p>
          </table:table-cell>
          <table:table-cell table:formula="of:=[.X20]/[.X21]/2" office:value-type="float" office:value="2.00000624992188" calcext:value-type="float">
            <text:p>2.0000062499</text:p>
          </table:table-cell>
          <table:table-cell office:value-type="float" office:value="8.0001" calcext:value-type="float">
            <text:p>8.0001</text:p>
          </table:table-cell>
          <table:table-cell table:formula="of:=1000000*([.Z20]/[.B20]-1)" office:value-type="float" office:value="12.4999999999709" calcext:value-type="float">
            <text:p>12.5</text:p>
          </table:table-cell>
          <table:table-cell table:formula="of:=LOG([.Z20];10)" office:value-type="float" office:value="0.903095415639038" calcext:value-type="float">
            <text:p>0.903095415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3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32.0026" calcext:value-type="float">
            <text:p>32.0026</text:p>
          </table:table-cell>
          <table:table-cell table:style-name="ce6" table:formula="of:=LOG([.D21];10)" office:value-type="float" office:value="1.50518526331313" calcext:value-type="float">
            <text:p>1.50519</text:p>
          </table:table-cell>
          <table:table-cell table:style-name="ce5" table:formula="of:=[.D21]-[.B21]" office:value-type="float" office:value="0.00260000000000105" calcext:value-type="float">
            <text:p>0.0026</text:p>
          </table:table-cell>
          <table:table-cell table:style-name="ce7" table:formula="of:=([.D21]/[.B21]-1)*1000000" office:value-type="float" office:value="81.2500000000327" calcext:value-type="float">
            <text:p>81.250</text:p>
          </table:table-cell>
          <table:table-cell table:style-name="ce10"/>
          <table:table-cell table:style-name="ce5" table:formula="of:=1/[.B21]" office:value-type="float" office:value="0.03125" calcext:value-type="float">
            <text:p>0.03125</text:p>
          </table:table-cell>
          <table:table-cell table:style-name="ce5" table:formula="of:=1/[.D21]" office:value-type="float" office:value="0.0312474611437821" calcext:value-type="float">
            <text:p>0.0312474611</text:p>
          </table:table-cell>
          <table:table-cell table:style-name="ce5" table:formula="of:=LOG([.J21];10)" office:value-type="float" office:value="-1.50518526331313" calcext:value-type="float">
            <text:p>-1.5051852633</text:p>
          </table:table-cell>
          <table:table-cell table:style-name="ce5" table:formula="of:=[.J21]-[.I21]" office:value-type="float" office:value="-0.00000253885621793321" calcext:value-type="float">
            <text:p>-2.53885621793321E-006</text:p>
          </table:table-cell>
          <table:table-cell table:style-name="ce12" table:formula="of:=[.L21]*1000000" office:value-type="float" office:value="-2.53885621793321" calcext:value-type="float">
            <text:p>-2.5388562179</text:p>
          </table:table-cell>
          <table:table-cell table:style-name="ce7" table:formula="of:=[.L21]*1000000/[.I21]" office:value-type="float" office:value="-81.2433989738627" calcext:value-type="float">
            <text:p>-81.243</text:p>
          </table:table-cell>
          <table:table-cell table:style-name="ce14" table:formula="of:=MAX([.J21];0.025)" office:value-type="float" office:value="0.0312474611437821" calcext:value-type="float">
            <text:p>0.03124746</text:p>
          </table:table-cell>
          <table:table-cell table:style-name="ce15" table:formula="of:=[.I21]*(1+[.$N$30]/1000000)" office:value-type="float" office:value="0.03124964257875" calcext:value-type="float">
            <text:p>0.031249643</text:p>
          </table:table-cell>
          <table:table-cell table:style-name="ce15" table:formula="of:=1/[.P21]" office:value-type="float" office:value="32.0003660035462" calcext:value-type="float">
            <text:p>32.000366004</text:p>
          </table:table-cell>
          <table:table-cell table:style-name="ce14" table:formula="of:=([.P21]-[.O21])*1000000" office:value-type="float" office:value="2.18143496789544" calcext:value-type="float">
            <text:p>2.18143497</text:p>
          </table:table-cell>
          <table:table-cell table:number-columns-repeated="4"/>
          <table:table-cell office:value-type="float" office:value="32.0026" calcext:value-type="float">
            <text:p>32.0026</text:p>
          </table:table-cell>
          <table:table-cell table:formula="of:=1/[.Z21]" office:value-type="float" office:value="0.0312495117263793" calcext:value-type="float">
            <text:p>0.0312495117</text:p>
          </table:table-cell>
          <table:table-cell table:formula="of:=[.X21]/[.X22]" office:value-type="float" office:value="2" calcext:value-type="float">
            <text:p>2</text:p>
          </table:table-cell>
          <table:table-cell office:value-type="float" office:value="32.0005" calcext:value-type="float">
            <text:p>32.0005</text:p>
          </table:table-cell>
          <table:table-cell table:formula="of:=1000000*([.Z21]/[.B21]-1)" office:value-type="float" office:value="15.6250000000746" calcext:value-type="float">
            <text:p>15.6250000001</text:p>
          </table:table-cell>
          <table:table-cell table:formula="of:=LOG([.Z21];10)" office:value-type="float" office:value="1.50515676411817" calcext:value-type="float">
            <text:p>1.505156764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4</text:p>
          </table:table-cell>
          <table:table-cell table:style-name="ce5" office:value-type="float" office:value="64" calcext:value-type="float">
            <text:p>64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64.0053" calcext:value-type="float">
            <text:p>64.0053</text:p>
          </table:table-cell>
          <table:table-cell table:style-name="ce6" table:formula="of:=LOG([.D22];10)" office:value-type="float" office:value="1.80621593750658" calcext:value-type="float">
            <text:p>1.80622</text:p>
          </table:table-cell>
          <table:table-cell table:style-name="ce5" table:formula="of:=[.D22]-[.B22]" office:value-type="float" office:value="0.00530000000000541" calcext:value-type="float">
            <text:p>0.0053</text:p>
          </table:table-cell>
          <table:table-cell table:style-name="ce7" table:formula="of:=([.D22]/[.B22]-1)*1000000" office:value-type="float" office:value="82.8125000000846" calcext:value-type="float">
            <text:p>82.813</text:p>
          </table:table-cell>
          <table:table-cell table:style-name="ce10"/>
          <table:table-cell table:style-name="ce5" table:formula="of:=1/[.B22]" office:value-type="float" office:value="0.015625" calcext:value-type="float">
            <text:p>0.015625</text:p>
          </table:table-cell>
          <table:table-cell table:style-name="ce5" table:formula="of:=1/[.D22]" office:value-type="float" office:value="0.0156237061618335" calcext:value-type="float">
            <text:p>0.0156237062</text:p>
          </table:table-cell>
          <table:table-cell table:style-name="ce5" table:formula="of:=LOG([.J22];10)" office:value-type="float" office:value="-1.80621593750658" calcext:value-type="float">
            <text:p>-1.8062159375</text:p>
          </table:table-cell>
          <table:table-cell table:style-name="ce5" table:formula="of:=[.J22]-[.I22]" office:value-type="float" office:value="-0.00000129383816652867" calcext:value-type="float">
            <text:p>-1.29383816652867E-006</text:p>
          </table:table-cell>
          <table:table-cell table:style-name="ce12" table:formula="of:=[.L22]*1000000" office:value-type="float" office:value="-1.29383816652867" calcext:value-type="float">
            <text:p>-1.2938381665</text:p>
          </table:table-cell>
          <table:table-cell table:style-name="ce7" table:formula="of:=[.L22]*1000000/[.I22]" office:value-type="float" office:value="-82.8056426578349" calcext:value-type="float">
            <text:p>-82.806</text:p>
          </table:table-cell>
          <table:table-cell table:style-name="ce14" table:formula="of:=MAX([.J22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office:value-type="float" office:value="64.0053" calcext:value-type="float">
            <text:p>64.0053</text:p>
          </table:table-cell>
          <table:table-cell table:formula="of:=1/[.Z22]" office:value-type="float" office:value="0.0156247558631896" calcext:value-type="float">
            <text:p>0.0156247559</text:p>
          </table:table-cell>
          <table:table-cell table:formula="of:=[.X22]/[.X23]" office:value-type="float" office:value="2" calcext:value-type="float">
            <text:p>2</text:p>
          </table:table-cell>
          <table:table-cell office:value-type="float" office:value="64.001" calcext:value-type="float">
            <text:p>64.001</text:p>
          </table:table-cell>
          <table:table-cell table:formula="of:=1000000*([.Z22]/[.B22]-1)" office:value-type="float" office:value="15.6250000000746" calcext:value-type="float">
            <text:p>15.6250000001</text:p>
          </table:table-cell>
          <table:table-cell table:formula="of:=LOG([.Z22];10)" office:value-type="float" office:value="1.80618675978215" calcext:value-type="float">
            <text:p>1.806186759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5</text:p>
          </table:table-cell>
          <table:table-cell table:style-name="ce5" office:value-type="float" office:value="128" calcext:value-type="float">
            <text:p>128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28.01" calcext:value-type="float">
            <text:p>128.01</text:p>
          </table:table-cell>
          <table:table-cell table:style-name="ce6" table:formula="of:=LOG([.D23];10)" office:value-type="float" office:value="2.10724389757897" calcext:value-type="float">
            <text:p>2.10724</text:p>
          </table:table-cell>
          <table:table-cell table:style-name="ce5" table:formula="of:=[.D23]-[.B23]" office:value-type="float" office:value="0.00999999999999091" calcext:value-type="float">
            <text:p>0.01</text:p>
          </table:table-cell>
          <table:table-cell table:style-name="ce7" table:formula="of:=([.D23]/[.B23]-1)*1000000" office:value-type="float" office:value="78.1249999999289" calcext:value-type="float">
            <text:p>78.125</text:p>
          </table:table-cell>
          <table:table-cell table:style-name="ce10"/>
          <table:table-cell table:style-name="ce5" table:formula="of:=1/[.B23]" office:value-type="float" office:value="0.0078125" calcext:value-type="float">
            <text:p>0.0078125</text:p>
          </table:table-cell>
          <table:table-cell table:style-name="ce5" table:formula="of:=1/[.D23]" office:value-type="float" office:value="0.00781188969611749" calcext:value-type="float">
            <text:p>0.0078118897</text:p>
          </table:table-cell>
          <table:table-cell table:style-name="ce5" table:formula="of:=LOG([.J23];10)" office:value-type="float" office:value="-2.10724389757897" calcext:value-type="float">
            <text:p>-2.1072438976</text:p>
          </table:table-cell>
          <table:table-cell table:style-name="ce5" table:formula="of:=[.J23]-[.I23]" office:value-type="float" office:value="-0.000000610303882508413" calcext:value-type="float">
            <text:p>-6.10303882508413E-007</text:p>
          </table:table-cell>
          <table:table-cell table:style-name="ce12" table:formula="of:=[.L23]*1000000" office:value-type="float" office:value="-0.610303882508413" calcext:value-type="float">
            <text:p>-0.6103038825</text:p>
          </table:table-cell>
          <table:table-cell table:style-name="ce7" table:formula="of:=[.L23]*1000000/[.I23]" office:value-type="float" office:value="-78.1188969610769" calcext:value-type="float">
            <text:p>-78.119</text:p>
          </table:table-cell>
          <table:table-cell table:style-name="ce14" table:formula="of:=MAX([.J23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table:style-name="ce20" office:value-type="float" office:value="128.01" calcext:value-type="float">
            <text:p>128.010</text:p>
          </table:table-cell>
          <table:table-cell table:formula="of:=1/[.Z23]" office:value-type="float" office:value="0.00781237793159482" calcext:value-type="float">
            <text:p>0.0078123779</text:p>
          </table:table-cell>
          <table:table-cell table:formula="of:=[.X23]/[.X24]" office:value-type="float" office:value="2.00000390618897" calcext:value-type="float">
            <text:p>2.0000039062</text:p>
          </table:table-cell>
          <table:table-cell office:value-type="float" office:value="128.002" calcext:value-type="float">
            <text:p>128.002</text:p>
          </table:table-cell>
          <table:table-cell table:formula="of:=1000000*([.Z23]/[.B23]-1)" office:value-type="float" office:value="15.6250000000746" calcext:value-type="float">
            <text:p>15.6250000001</text:p>
          </table:table-cell>
          <table:table-cell table:formula="of:=LOG([.Z23];10)" office:value-type="float" office:value="2.10721675544613" calcext:value-type="float">
            <text:p>2.107216755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6</text:p>
          </table:table-cell>
          <table:table-cell table:style-name="ce5" office:value-type="float" office:value="256" calcext:value-type="float">
            <text:p>256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56.023" calcext:value-type="float">
            <text:p>256.023</text:p>
          </table:table-cell>
          <table:table-cell table:style-name="ce6" table:formula="of:=LOG([.D24];10)" office:value-type="float" office:value="2.40827898220402" calcext:value-type="float">
            <text:p>2.40828</text:p>
          </table:table-cell>
          <table:table-cell table:style-name="ce5" table:formula="of:=[.D24]-[.B24]" office:value-type="float" office:value="0.0230000000000246" calcext:value-type="float">
            <text:p>0.023</text:p>
          </table:table-cell>
          <table:table-cell table:style-name="ce7" table:formula="of:=([.D24]/[.B24]-1)*1000000" office:value-type="float" office:value="89.8437500000959" calcext:value-type="float">
            <text:p>89.844</text:p>
          </table:table-cell>
          <table:table-cell table:style-name="ce10"/>
          <table:table-cell table:style-name="ce5" table:formula="of:=1/[.B24]" office:value-type="float" office:value="0.00390625" calcext:value-type="float">
            <text:p>0.00390625</text:p>
          </table:table-cell>
          <table:table-cell table:style-name="ce5" table:formula="of:=1/[.D24]" office:value-type="float" office:value="0.00390589907937959" calcext:value-type="float">
            <text:p>0.0039058991</text:p>
          </table:table-cell>
          <table:table-cell table:style-name="ce5" table:formula="of:=LOG([.J24];10)" office:value-type="float" office:value="-2.40827898220402" calcext:value-type="float">
            <text:p>-2.4082789822</text:p>
          </table:table-cell>
          <table:table-cell table:style-name="ce5" table:formula="of:=[.J24]-[.I24]" office:value-type="float" office:value="-0.000000350920620413326" calcext:value-type="float">
            <text:p>-3.50920620413326E-007</text:p>
          </table:table-cell>
          <table:table-cell table:style-name="ce12" table:formula="of:=[.L24]*1000000" office:value-type="float" office:value="-0.350920620413326" calcext:value-type="float">
            <text:p>-0.3509206204</text:p>
          </table:table-cell>
          <table:table-cell table:style-name="ce7" table:formula="of:=[.L24]*1000000/[.I24]" office:value-type="float" office:value="-89.8356788258115" calcext:value-type="float">
            <text:p>-89.836</text:p>
          </table:table-cell>
          <table:table-cell table:style-name="ce14" table:formula="of:=MAX([.J24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office:value-type="float" office:value="256.023" calcext:value-type="float">
            <text:p>256.023</text:p>
          </table:table-cell>
          <table:table-cell table:formula="of:=1/[.Z24]" office:value-type="float" office:value="0.00390618133665619" calcext:value-type="float">
            <text:p>0.0039061813</text:p>
          </table:table-cell>
          <table:table-cell table:formula="of:=[.X24]/[.X25]" office:value-type="float" office:value="2.00000195309067" calcext:value-type="float">
            <text:p>2.0000019531</text:p>
          </table:table-cell>
          <table:table-cell office:value-type="float" office:value="256.0045" calcext:value-type="float">
            <text:p>256.0045</text:p>
          </table:table-cell>
          <table:table-cell table:formula="of:=1000000*([.Z24]/[.B24]-1)" office:value-type="float" office:value="17.5781250000284" calcext:value-type="float">
            <text:p>17.578125</text:p>
          </table:table-cell>
          <table:table-cell table:formula="of:=LOG([.Z24];10)" office:value-type="float" office:value="2.40824759932744" calcext:value-type="float">
            <text:p>2.408247599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7</text:p>
          </table:table-cell>
          <table:table-cell table:style-name="ce5" office:value-type="float" office:value="512" calcext:value-type="float">
            <text:p>51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12.05" calcext:value-type="float">
            <text:p>512.05</text:p>
          </table:table-cell>
          <table:table-cell table:style-name="ce6" table:formula="of:=LOG([.D25];10)" office:value-type="float" office:value="2.70931237047559" calcext:value-type="float">
            <text:p>2.70931</text:p>
          </table:table-cell>
          <table:table-cell table:style-name="ce5" table:formula="of:=[.D25]-[.B25]" office:value-type="float" office:value="0.0499999999999545" calcext:value-type="float">
            <text:p>0.05</text:p>
          </table:table-cell>
          <table:table-cell table:style-name="ce7" table:formula="of:=([.D25]/[.B25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5]" office:value-type="float" office:value="0.001953125" calcext:value-type="float">
            <text:p>0.001953125</text:p>
          </table:table-cell>
          <table:table-cell table:style-name="ce5" table:formula="of:=1/[.D25]" office:value-type="float" office:value="0.00195293428376135" calcext:value-type="float">
            <text:p>0.0019529343</text:p>
          </table:table-cell>
          <table:table-cell table:style-name="ce5" table:formula="of:=LOG([.J25];10)" office:value-type="float" office:value="-2.70931237047559" calcext:value-type="float">
            <text:p>-2.7093123705</text:p>
          </table:table-cell>
          <table:table-cell table:style-name="ce5" table:formula="of:=[.J25]-[.I25]" office:value-type="float" office:value="-0.000000190716238648424" calcext:value-type="float">
            <text:p>-1.90716238648424E-007</text:p>
          </table:table-cell>
          <table:table-cell table:style-name="ce12" table:formula="of:=[.L25]*1000000" office:value-type="float" office:value="-0.190716238648424" calcext:value-type="float">
            <text:p>-0.1907162386</text:p>
          </table:table-cell>
          <table:table-cell table:style-name="ce7" table:formula="of:=[.L25]*1000000/[.I25]" office:value-type="float" office:value="-97.6467141879931" calcext:value-type="float">
            <text:p>-97.647</text:p>
          </table:table-cell>
          <table:table-cell table:style-name="ce14" table:formula="of:=MAX([.J25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table:style-name="ce20" office:value-type="float" office:value="512.05" calcext:value-type="float">
            <text:p>512.050</text:p>
          </table:table-cell>
          <table:table-cell table:formula="of:=1/[.Z25]" office:value-type="float" office:value="0.00195308876104838" calcext:value-type="float">
            <text:p>0.0019530888</text:p>
          </table:table-cell>
          <table:table-cell table:formula="of:=[.X25]/[.X26]" office:value-type="float" office:value="1.99999218764496" calcext:value-type="float">
            <text:p>1.9999921876</text:p>
          </table:table-cell>
          <table:table-cell office:value-type="float" office:value="512.0095" calcext:value-type="float">
            <text:p>512.0095</text:p>
          </table:table-cell>
          <table:table-cell table:formula="of:=1000000*([.Z25]/[.B25]-1)" office:value-type="float" office:value="18.5546875000053" calcext:value-type="float">
            <text:p>18.5546875</text:p>
          </table:table-cell>
          <table:table-cell table:formula="of:=LOG([.Z25];10)" office:value-type="float" office:value="2.70927801909947" calcext:value-type="float">
            <text:p>2.709278019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8</text:p>
          </table:table-cell>
          <table:table-cell table:style-name="ce5" office:value-type="float" office:value="1024" calcext:value-type="float">
            <text:p>102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024.1" calcext:value-type="float">
            <text:p>1024.1</text:p>
          </table:table-cell>
          <table:table-cell table:style-name="ce6" table:formula="of:=LOG([.D26];10)" office:value-type="float" office:value="3.01034236613957" calcext:value-type="float">
            <text:p>3.01034</text:p>
          </table:table-cell>
          <table:table-cell table:style-name="ce5" table:formula="of:=[.D26]-[.B26]" office:value-type="float" office:value="0.0999999999999091" calcext:value-type="float">
            <text:p>0.1</text:p>
          </table:table-cell>
          <table:table-cell table:style-name="ce7" table:formula="of:=([.D26]/[.B26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6]" office:value-type="float" office:value="0.0009765625" calcext:value-type="float">
            <text:p>0.0009765625</text:p>
          </table:table-cell>
          <table:table-cell table:style-name="ce5" table:formula="of:=1/[.D26]" office:value-type="float" office:value="0.000976467141880676" calcext:value-type="float">
            <text:p>0.0009764671</text:p>
          </table:table-cell>
          <table:table-cell table:style-name="ce5" table:formula="of:=LOG([.J26];10)" office:value-type="float" office:value="-3.01034236613957" calcext:value-type="float">
            <text:p>-3.0103423661</text:p>
          </table:table-cell>
          <table:table-cell table:style-name="ce5" table:formula="of:=[.J26]-[.I26]" office:value-type="float" office:value="-0.0000000953581193242122" calcext:value-type="float">
            <text:p>-9.53581193242122E-008</text:p>
          </table:table-cell>
          <table:table-cell table:style-name="ce12" table:formula="of:=[.L26]*1000000" office:value-type="float" office:value="-0.0953581193242122" calcext:value-type="float">
            <text:p>-0.0953581193</text:p>
          </table:table-cell>
          <table:table-cell table:style-name="ce7" table:formula="of:=[.L26]*1000000/[.I26]" office:value-type="float" office:value="-97.6467141879933" calcext:value-type="float">
            <text:p>-97.647</text:p>
          </table:table-cell>
          <table:table-cell table:style-name="ce14" table:formula="of:=MAX([.J26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table:style-name="ce21" office:value-type="float" office:value="1024.1" calcext:value-type="float">
            <text:p>1024.10</text:p>
          </table:table-cell>
          <table:table-cell table:formula="of:=1/[.Z26]" office:value-type="float" office:value="0.000976548195094798" calcext:value-type="float">
            <text:p>0.0009765482</text:p>
          </table:table-cell>
          <table:table-cell table:formula="of:=[.X26]/[.X27]" office:value-type="float" office:value="2.00000488274097" calcext:value-type="float">
            <text:p>2.0000048827</text:p>
          </table:table-cell>
          <table:table-cell office:value-type="float" office:value="1024.015" calcext:value-type="float">
            <text:p>1024.015</text:p>
          </table:table-cell>
          <table:table-cell table:formula="of:=1000000*([.Z26]/[.B26]-1)" office:value-type="float" office:value="14.6484375000977" calcext:value-type="float">
            <text:p>14.6484375001</text:p>
          </table:table-cell>
          <table:table-cell table:formula="of:=LOG([.Z26];10)" office:value-type="float" office:value="3.01030631832879" calcext:value-type="float">
            <text:p>3.010306318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74HC4069</text:p>
          </table:table-cell>
          <table:table-cell table:style-name="ce5" office:value-type="float" office:value="2048" calcext:value-type="float">
            <text:p>204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2048.2" calcext:value-type="float">
            <text:p>2048.2</text:p>
          </table:table-cell>
          <table:table-cell table:style-name="ce6" table:formula="of:=LOG([.D27];10)" office:value-type="float" office:value="3.31137236180355" calcext:value-type="float">
            <text:p>3.31137</text:p>
          </table:table-cell>
          <table:table-cell table:style-name="ce5" table:formula="of:=[.D27]-[.B27]" office:value-type="float" office:value="0.199999999999818" calcext:value-type="float">
            <text:p>0.2</text:p>
          </table:table-cell>
          <table:table-cell table:style-name="ce7" table:formula="of:=([.D27]/[.B27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7]" office:value-type="float" office:value="0.00048828125" calcext:value-type="float">
            <text:p>0.0004882813</text:p>
          </table:table-cell>
          <table:table-cell table:style-name="ce5" table:formula="of:=1/[.D27]" office:value-type="float" office:value="0.000488233570940338" calcext:value-type="float">
            <text:p>0.0004882336</text:p>
          </table:table-cell>
          <table:table-cell table:style-name="ce5" table:formula="of:=LOG([.J27];10)" office:value-type="float" office:value="-3.31137236180355" calcext:value-type="float">
            <text:p>-3.3113723618</text:p>
          </table:table-cell>
          <table:table-cell table:style-name="ce5" table:formula="of:=[.J27]-[.I27]" office:value-type="float" office:value="-0.0000000476790596621061" calcext:value-type="float">
            <text:p>-4.76790596621061E-008</text:p>
          </table:table-cell>
          <table:table-cell table:style-name="ce12" table:formula="of:=[.L27]*1000000" office:value-type="float" office:value="-0.0476790596621061" calcext:value-type="float">
            <text:p>-0.0476790597</text:p>
          </table:table-cell>
          <table:table-cell table:style-name="ce7" table:formula="of:=[.L27]*1000000/[.I27]" office:value-type="float" office:value="-97.6467141879933" calcext:value-type="float">
            <text:p>-97.647</text:p>
          </table:table-cell>
          <table:table-cell table:style-name="ce14" table:formula="of:=MAX([.J27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table:style-name="ce21" office:value-type="float" office:value="2048.2" calcext:value-type="float">
            <text:p>2048.20</text:p>
          </table:table-cell>
          <table:table-cell table:formula="of:=1/[.Z27]" office:value-type="float" office:value="0.000488272905492338" calcext:value-type="float">
            <text:p>0.0004882729</text:p>
          </table:table-cell>
          <table:table-cell/>
          <table:table-cell office:value-type="float" office:value="2048.035" calcext:value-type="float">
            <text:p>2048.035</text:p>
          </table:table-cell>
          <table:table-cell table:formula="of:=1000000*([.Z27]/[.B27]-1)" office:value-type="float" office:value="17.0898437499289" calcext:value-type="float">
            <text:p>17.0898437499</text:p>
          </table:table-cell>
          <table:table-cell table:formula="of:=LOG([.Z27];10)" office:value-type="float" office:value="3.31133737426521" calcext:value-type="float">
            <text:p>3.31133737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 table:style-name="ce4" table:number-columns-repeated="13"/>
          <table:table-cell table:style-name="ce4" office:value-type="string" calcext:value-type="string">
            <text:p>Average ppm calculation</text:p>
          </table:table-cell>
          <table:table-cell table:style-name="ce4" table:number-columns-repeated="3"/>
          <table:table-cell table:style-name="ce4" office:value-type="string" calcext:value-type="string">
            <text:p>Average difference between periods (µs). i.e. missing time each period</text:p>
          </table:table-cell>
          <table:table-cell table:style-name="ce16" office:value-type="string" calcext:value-type="string">
            <text:p>Calculated ppm for 40 Hz (25 ms measurement period)</text:p>
          </table:table-cell>
          <table:table-cell table:style-name="ce4"/>
          <table:table-cell table:style-name="ce4" office:value-type="string" calcext:value-type="string">
            <text:p>clock cycles per second (Hz)</text:p>
          </table:table-cell>
          <table:table-cell table:style-name="ce4" office:value-type="string" calcext:value-type="string">
            <text:p>missing clock cycles each measurement peiod</text:p>
          </table:table-cell>
          <table:table-cell table:style-name="ce4" table:number-columns-repeated="1002"/>
        </table:table-row>
        <table:table-row table:style-name="ro1">
          <table:table-cell table:number-columns-repeated="13"/>
          <table:table-cell table:style-name="ce13" table:formula="of:=AVERAGE([.N9:.N18])" office:value-type="float" office:value="-11.4374800001871" calcext:value-type="float">
            <text:p>-11.4374800002</text:p>
          </table:table-cell>
          <table:table-cell table:number-columns-repeated="3"/>
          <table:table-cell table:style-name="ce13" table:formula="of:=AVERAGE([.R19:.R21])" office:value-type="float" office:value="1.90156962593183" calcext:value-type="float">
            <text:p>1.9015696259</text:p>
          </table:table-cell>
          <table:table-cell table:formula="of:=[.R30]/0.025" office:value-type="float" office:value="76.0627850372732" calcext:value-type="float">
            <text:p>76.0627850373</text:p>
          </table:table-cell>
          <table:table-cell/>
          <table:table-cell table:style-name="ce18" office:value-type="float" office:value="20000000" calcext:value-type="float">
            <text:p>2.00E+007</text:p>
          </table:table-cell>
          <table:table-cell table:formula="of:=[.U30]*[.R30]/1000000" office:value-type="float" office:value="38.0313925186366" calcext:value-type="float">
            <text:p>38.0313925186</text:p>
          </table:table-cell>
          <table:table-cell table:number-columns-repeated="1002"/>
        </table:table-row>
        <table:table-row table:style-name="ro4">
          <table:table-cell table:number-columns-repeated="18"/>
          <table:table-cell table:style-name="ce17" office:value-type="string" calcext:value-type="string">
            <text:p>hmm… this seems fairly close to the ppm seen for higher frequency measurements… It is limited by the 40 Hz sample rate cap imposed in the firmware…</text:p>
          </table:table-cell>
          <table:table-cell table:number-columns-repeated="2"/>
          <table:table-cell table:style-name="ce19" office:value-type="string" calcext:value-type="string">
            <text:p>So I should start out the timer1 register at 38 every cycle, and see if my frequency measurement discrepancy goes away…</text:p>
          </table:table-cell>
          <table:table-cell table:number-columns-repeated="100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5:00:07.0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0:10:48.219000000</meta:creation-date>
    <dc:date>2016-04-02T15:17:23.308000000</dc:date>
    <meta:editing-duration>PT1H49M45S</meta:editing-duration>
    <meta:editing-cycles>9</meta:editing-cycles>
    <meta:generator>LibreOffice/4.4.7.2$Windows_x86 LibreOffice_project/f3153a8b245191196a4b6b9abd1d0da16eead600</meta:generator>
    <meta:document-statistic meta:table-count="1" meta:cell-count="4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5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7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74cm" svg:height="15.354cm" xlink:href=".." xlink:type="simple" chart:class="chart:scatter" chart:style-name="ch1">
        <chart:title svg:x="8.359cm" svg:y="0.443cm" chart:style-name="ch2">
          <text:p>Frequency Measurement Error vs Input Frequency</text:p>
        </chart:title>
        <chart:subtitle svg:x="8.597cm" svg:y="1.529cm" chart:style-name="ch3">
          <text:p>A look at the error in measurement of the FreqCount84</text:p>
        </chart:subtitle>
        <chart:legend chart:legend-position="end" svg:x="23.591cm" svg:y="7.129cm" style:legend-expansion="high" chart:style-name="ch4"/>
        <chart:plot-area chart:style-name="ch5" table:cell-range-address="Sheet1.E6:Sheet1.E27 Sheet1.G6:Sheet1.G27 Sheet1.AA6:Sheet1.AA27" chart:data-source-has-labels="row" svg:x="1.544cm" svg:y="2.519cm" svg:width="21.514cm" svg:height="11.547cm">
          <chartooo:coordinate-region svg:x="2.206cm" svg:y="2.718cm" svg:width="20.242cm" svg:height="10.701cm"/>
          <chart:axis chart:dimension="x" chart:name="primary-x" chart:style-name="ch6">
            <chart:title svg:x="10.961cm" svg:y="14.373cm" chart:style-name="ch7">
              <text:p>Frequency (dBHz)</text:p>
            </chart:title>
            <chart:grid chart:style-name="ch8" chart:class="major"/>
          </chart:axis>
          <chart:axis chart:dimension="y" chart:name="primary-y" chart:style-name="ch9">
            <chart:title svg:x="0.451cm" svg:y="9.183cm" chart:style-name="ch10">
              <text:p>Error (ppm)</text:p>
            </chart:title>
            <chart:grid chart:style-name="ch8" chart:class="major"/>
          </chart:axis>
          <chart:series chart:style-name="ch11" chart:values-cell-range-address="Sheet1.G6:Sheet1.G27" loext:label-string="&quot;Freq Err Before&quot;" chart:class="chart:scatter">
            <chart:domain table:cell-range-address="Sheet1.E6:Sheet1.E27"/>
            <chart:data-point chart:repeated="22"/>
          </chart:series>
          <chart:series chart:style-name="ch12" chart:values-cell-range-address="Sheet1.AA6:Sheet1.AA27" loext:label-string="&quot;Freq Err After&quot;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req Err Before</text:p>
              </table:table-cell>
              <table:table-cell office:value-type="string">
                <text:p>Freq Err Af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6:Sheet1.E27</svg:desc>
                </draw:g>
              </table:table-cell>
              <table:table-cell office:value-type="float" office:value="NaN">
                <text:p>NaN</text:p>
                <draw:g>
                  <svg:desc>Sheet1.G6:Sheet1.G27</svg:desc>
                </draw:g>
              </table:table-cell>
              <table:table-cell office:value-type="float" office:value="NaN">
                <text:p>NaN</text:p>
                <draw:g>
                  <svg:desc>Sheet1.AA6:Sheet1.AA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29571546205">
                <text:p>-3.01029571546205</text:p>
              </table:table-cell>
              <table:table-cell office:value-type="float" office:value="9.76572036814893">
                <text:p>9.7657203681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70926571979807">
                <text:p>-2.70926571979807</text:p>
              </table:table-cell>
              <table:table-cell office:value-type="float" office:value="9.76572036615053">
                <text:p>9.76572036615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0823521518998">
                <text:p>-2.40823521518998</text:p>
              </table:table-cell>
              <table:table-cell office:value-type="float" office:value="10.9376196302247">
                <text:p>10.937619630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107205219526">
                <text:p>-2.107205219526</text:p>
              </table:table-cell>
              <table:table-cell office:value-type="float" office:value="10.9376196302247">
                <text:p>10.937619630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0617318807959">
                <text:p>-1.80617318807959</text:p>
              </table:table-cell>
              <table:table-cell office:value-type="float" office:value="15.6252441472216">
                <text:p>15.6252441472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0514590679005">
                <text:p>-1.50514590679005</text:p>
              </table:table-cell>
              <table:table-cell office:value-type="float" office:value="9.37508789111696">
                <text:p>9.3750878911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0411455394097">
                <text:p>-1.20411455394097</text:p>
              </table:table-cell>
              <table:table-cell office:value-type="float" office:value="12.500156251205">
                <text:p>12.500156251205</text:p>
              </table:table-cell>
              <table:table-cell office:value-type="float" office:value="12.5001562518712">
                <text:p>12.5001562518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3085644025409">
                <text:p>-0.903085644025409</text:p>
              </table:table-cell>
              <table:table-cell office:value-type="float" office:value="10.0001000000738">
                <text:p>10.0001000000738</text:p>
              </table:table-cell>
              <table:table-cell office:value-type="float" office:value="10.000100000962">
                <text:p>10.000100000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02055648361428">
                <text:p>-0.602055648361428</text:p>
              </table:table-cell>
              <table:table-cell office:value-type="float" office:value="10.0001000000738">
                <text:p>10.0001000000738</text:p>
              </table:table-cell>
              <table:table-cell office:value-type="float" office:value="10.000100000962">
                <text:p>10.000100000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01023481197894">
                <text:p>-0.301023481197894</text:p>
              </table:table-cell>
              <table:table-cell office:value-type="float" office:value="15.0002250041137">
                <text:p>15.0002250041137</text:p>
              </table:table-cell>
              <table:table-cell office:value-type="float" office:value="10.000100000962">
                <text:p>10.000100000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34292310448164">
                <text:p>0.00000434292310448164</text:p>
              </table:table-cell>
              <table:table-cell office:value-type="float" office:value="10.0000000000655">
                <text:p>10.0000000000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1034338587086">
                <text:p>0.301034338587086</text:p>
              </table:table-cell>
              <table:table-cell office:value-type="float" office:value="10.0000000000655">
                <text:p>10.0000000000655</text:p>
              </table:table-cell>
              <table:table-cell office:value-type="float" office:value="10.0000000000655">
                <text:p>10.0000000000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2067591414895">
                <text:p>0.602067591414895</text:p>
              </table:table-cell>
              <table:table-cell office:value-type="float" office:value="17.5000000000036">
                <text:p>17.5000000000036</text:p>
              </table:table-cell>
              <table:table-cell office:value-type="float" office:value="10.0000000000655">
                <text:p>10.0000000000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3101929925981">
                <text:p>0.903101929925981</text:p>
              </table:table-cell>
              <table:table-cell office:value-type="float" office:value="27.5000000000691">
                <text:p>27.5000000000691</text:p>
              </table:table-cell>
              <table:table-cell office:value-type="float" office:value="12.4999999999709">
                <text:p>12.4999999999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518526331313">
                <text:p>1.50518526331313</text:p>
              </table:table-cell>
              <table:table-cell office:value-type="float" office:value="81.2500000000327">
                <text:p>81.2500000000327</text:p>
              </table:table-cell>
              <table:table-cell office:value-type="float" office:value="15.6250000000746">
                <text:p>15.6250000000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621593750658">
                <text:p>1.80621593750658</text:p>
              </table:table-cell>
              <table:table-cell office:value-type="float" office:value="82.8125000000846">
                <text:p>82.8125000000846</text:p>
              </table:table-cell>
              <table:table-cell office:value-type="float" office:value="15.6250000000746">
                <text:p>15.6250000000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724389757897">
                <text:p>2.10724389757897</text:p>
              </table:table-cell>
              <table:table-cell office:value-type="float" office:value="78.1249999999289">
                <text:p>78.1249999999289</text:p>
              </table:table-cell>
              <table:table-cell office:value-type="float" office:value="15.6250000000746">
                <text:p>15.6250000000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827898220402">
                <text:p>2.40827898220402</text:p>
              </table:table-cell>
              <table:table-cell office:value-type="float" office:value="89.8437500000959">
                <text:p>89.8437500000959</text:p>
              </table:table-cell>
              <table:table-cell office:value-type="float" office:value="17.5781250000284">
                <text:p>17.5781250000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0931237047559">
                <text:p>2.70931237047559</text:p>
              </table:table-cell>
              <table:table-cell office:value-type="float" office:value="97.6562499999112">
                <text:p>97.6562499999112</text:p>
              </table:table-cell>
              <table:table-cell office:value-type="float" office:value="18.5546875000053">
                <text:p>18.5546875000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1034236613957">
                <text:p>3.01034236613957</text:p>
              </table:table-cell>
              <table:table-cell office:value-type="float" office:value="97.6562499999112">
                <text:p>97.6562499999112</text:p>
              </table:table-cell>
              <table:table-cell office:value-type="float" office:value="14.6484375000977">
                <text:p>14.6484375000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137236180355">
                <text:p>3.31137236180355</text:p>
              </table:table-cell>
              <table:table-cell office:value-type="float" office:value="97.6562499999112">
                <text:p>97.6562499999112</text:p>
              </table:table-cell>
              <table:table-cell office:value-type="float" office:value="17.0898437499289">
                <text:p>17.0898437499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8cm" svg:height="12.234cm" xlink:href=".." xlink:type="simple" chart:class="chart:line" chart:style-name="ch1">
        <chart:title svg:x="8.13cm" svg:y="0.38cm" chart:style-name="ch2">
          <text:p>Ratio of Frequencies </text:p>
        </chart:title>
        <chart:subtitle svg:x="5.709cm" svg:y="1.403cm" chart:style-name="ch3">
          <text:p>comparison of different outputs of a big binary divider</text:p>
        </chart:subtitle>
        <chart:legend chart:legend-position="end" svg:x="17.728cm" svg:y="5.818cm" style:legend-expansion="high" chart:style-name="ch4"/>
        <chart:plot-area chart:style-name="ch5" table:cell-range-address="Sheet1.Y13:Sheet1.Y26" svg:x="1.422cm" svg:y="2.33cm" svg:width="15.895cm" svg:height="8.679cm">
          <chartooo:coordinate-region svg:x="2.89cm" svg:y="2.529cm" svg:width="14.24cm" svg:height="7.833cm"/>
          <chart:axis chart:dimension="x" chart:name="primary-x" chart:style-name="ch6">
            <chart:title svg:x="8.862cm" svg:y="11.253cm" chart:style-name="ch7">
              <text:p>output</text:p>
            </chart:title>
          </chart:axis>
          <chart:axis chart:dimension="y" chart:name="primary-y" chart:style-name="ch6">
            <chart:title svg:x="0.451cm" svg:y="8.155cm" chart:style-name="ch8">
              <text:p>Ratio of two outputs</text:p>
            </chart:title>
            <chart:grid chart:style-name="ch9" chart:class="major"/>
          </chart:axis>
          <chart:series chart:style-name="ch10" chart:values-cell-range-address="Sheet1.Y13:Sheet1.Y26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999499995">
                <text:p>1.99999499995</text:p>
                <draw:g>
                  <svg:desc>Sheet1.Y13:Sheet1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998">
                <text:p>1.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02">
                <text:p>2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00499995">
                <text:p>2.000004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0000624992188">
                <text:p>2.00000624992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0000390618897">
                <text:p>2.00000390618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000195309067">
                <text:p>2.00000195309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9999218764496">
                <text:p>1.99999218764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0000488274097">
                <text:p>2.00000488274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